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168.29mm"/>
    </style:style>
    <style:style style:name="co4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Sensor Name</text:p>
          </table:table-cell>
          <table:table-cell office:value-type="string" calcext:value-type="string">
            <text:p>Link For Code(Gist Link)</text:p>
          </table:table-cell>
          <table:table-cell office:value-type="string" calcext:value-type="string">
            <text:p>Image No_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ltraSonic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&lt;script src="https://gist.github.com/umangsuthar/fa58423f2b2526ce0d7a3b489d60a276.js"&gt;&lt;/script&gt;</text:p>
          </table:table-cell>
          <table:table-cell office:value-type="string" calcext:value-type="string">
            <text:p>2_LD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M35 Temprature </text:p>
          </table:table-cell>
          <table:table-cell office:value-type="string" calcext:value-type="string">
            <text:p>&lt;script src="https://gist.github.com/umangsuthar/257d85f53084002d9c175a6aedb174ad.js"&gt;&lt;/script&gt;</text:p>
          </table:table-cell>
          <table:table-cell office:value-type="string" calcext:value-type="string">
            <text:p>3_LM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R Motion</text:p>
          </table:table-cell>
          <table:table-cell office:value-type="string" calcext:value-type="string">
            <text:p>&lt;script src="https://gist.github.com/umangsuthar/3c93791b129c9dc9a3660b0c7de66f07.js"&gt;&lt;/script&gt;</text:p>
          </table:table-cell>
          <table:table-cell office:value-type="string" calcext:value-type="string">
            <text:p>4_PIR Mo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F Modul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essure </text:p>
          </table:table-cell>
          <table:table-cell office:value-type="string" calcext:value-type="string">
            <text:p>&lt;script src="https://gist.github.com/umangsuthar/25afcc968f3e73f988ca99ed14108906.js"&gt;&lt;/script&gt;</text:p>
          </table:table-cell>
          <table:table-cell office:value-type="string" calcext:value-type="string">
            <text:p>6_Pressur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FI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cohol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zze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umidity DHT1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oil Moisrur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s Sensor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oystick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rvo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ain Water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uls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i Color Led(RGB)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lex Sensor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tentiometer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ater Leve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 style:data-style-name="N2" text:time-value="10:20:02.812264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22:26:16.264730796</meta:creation-date>
    <dc:date>2017-03-12T10:42:58.930026677</dc:date>
    <meta:editing-duration>PT17M23S</meta:editing-duration>
    <meta:editing-cycles>4</meta:editing-cycles>
    <meta:generator>LibreOffice/5.1.6.2$Linux_X86_64 LibreOffice_project/10m0$Build-2</meta:generator>
    <meta:document-statistic meta:table-count="1" meta:cell-count="54" meta:object-count="0"/>
  </office:meta>
</office:document-meta>
</file>